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URLConnection.setRequestMetho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getRespons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getInstanceFollowRedir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getFollowRedir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HttpURLConnection( java . net . UR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setFollowRedirects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getHeaderFieldDate( java . lang . String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getRespons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getErro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setInstanceFollowRedirects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URLConnection.getPer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